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9511" officeooo:paragraph-rsid="001f9511"/>
    </style:style>
    <style:style style:name="P2" style:family="paragraph" style:parent-style-name="Table_20_Contents">
      <style:paragraph-properties fo:text-align="center" style:justify-single-word="false"/>
      <style:text-properties fo:color="#000000" fo:font-style="italic" fo:font-weight="bold" officeooo:rsid="001f9511" officeooo:paragraph-rsid="001f9511" fo:background-color="#ffffff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21ae67" officeooo:paragraph-rsid="0021ae67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2b46cd" officeooo:paragraph-rsid="002b46c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officeooo:rsid="0025618c" officeooo:paragraph-rsid="0025618c"/>
    </style:style>
    <style:style style:name="P7" style:family="paragraph" style:parent-style-name="Table_20_Contents">
      <style:text-properties officeooo:rsid="0025618c" officeooo:paragraph-rsid="0028050f"/>
    </style:style>
    <style:style style:name="P8" style:family="paragraph" style:parent-style-name="Table_20_Contents">
      <style:text-properties officeooo:rsid="001f9511" officeooo:paragraph-rsid="00272dbe"/>
    </style:style>
    <style:style style:name="P9" style:family="paragraph" style:parent-style-name="Table_20_Contents">
      <style:text-properties officeooo:rsid="00272dbe" officeooo:paragraph-rsid="00272dbe"/>
    </style:style>
    <style:style style:name="P10" style:family="paragraph" style:parent-style-name="Table_20_Contents">
      <style:text-properties fo:color="#000000" fo:font-style="italic" fo:font-weight="bold" officeooo:rsid="0028050f" officeooo:paragraph-rsid="0028050f" fo:background-color="#ffffff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officeooo:rsid="0028050f" officeooo:paragraph-rsid="0028050f"/>
    </style:style>
    <style:style style:name="P12" style:family="paragraph" style:parent-style-name="Table_20_Contents">
      <style:text-properties officeooo:rsid="002b46cd" officeooo:paragraph-rsid="002b46cd"/>
    </style:style>
    <style:style style:name="T1" style:family="text">
      <style:text-properties officeooo:rsid="00272dbe"/>
    </style:style>
    <style:style style:name="T2" style:family="text">
      <style:text-properties officeooo:rsid="00280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ask </text:p>
          </table:table-cell>
          <table:table-cell table:style-name="Table1.A1" office:value-type="string">
            <text:p text:style-name="P2">Details about task</text:p>
          </table:table-cell>
          <table:table-cell table:style-name="Table1.C1" office:value-type="string">
            <text:p text:style-name="P10">Will be done by</text:p>
          </table:table-cell>
        </table:table-row>
        <table:table-row>
          <table:table-cell table:style-name="Table1.B2" office:value-type="string">
            <text:p text:style-name="P1">Basic App</text:p>
          </table:table-cell>
          <table:table-cell table:style-name="Table1.B2" office:value-type="string">
            <text:p text:style-name="P8"><text:span text:style-name="T1">1.</text:span>Simpe basic app which take credetial from user for login.</text:p>
            <text:p text:style-name="P9">2,. Mode of login. </text:p>
            <text:p text:style-name="P9">a) Login as a client. </text:p>
            <text:p text:style-name="P9">b) Login as a server. </text:p>
          </table:table-cell>
          <table:table-cell table:style-name="Table1.C2" office:value-type="string">
            <text:p text:style-name="P3"><text:s text:c="4"/><text:span text:style-name="T2">Mounika</text:span></text:p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Bluetooth <text:span text:style-name="T1">Connecton</text:span>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1">Mounika</text:p>
          </table:table-cell>
        </table:table-row>
        <table:table-row>
          <table:table-cell table:style-name="Table2.A2" office:value-type="string">
            <text:p text:style-name="P6">Rpi Screen Captur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1">Lajul</text:p>
          </table:table-cell>
        </table:table-row>
      </table:table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Rpi screen sharing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P11">Lajul</text:p>
          </table:table-cell>
        </table:table-row>
        <table:table-row>
          <table:table-cell table:style-name="Table3.A2" office:value-type="string">
            <text:p text:style-name="P7">Command tranfer <text:span text:style-name="T1">between sender and </text:span><text:s/>receiver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1">Mounik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>Doubts:</text:p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Which os is more suitable for this application </text:p>
          </table:table-cell>
          <table:table-cell table:style-name="Table4.A1" office:value-type="string">
            <text:p text:style-name="P12">Lineage os</text:p>
          </table:table-cell>
          <table:table-cell table:style-name="Table4.C1" office:value-type="string">
            <text:p text:style-name="P12">Any other</text:p>
          </table:table-cell>
        </table:table-row>
        <table:table-row>
          <table:table-cell table:style-name="Table4.A2" office:value-type="string">
            <text:p text:style-name="P12">How both sender and receiver screen will cordinate with each others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09:37.811996262</meta:creation-date>
    <dc:date>2019-08-26T12:04:56.225666557</dc:date>
    <meta:editing-duration>PT34M27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1" meta:paragraph-count="22" meta:word-count="77" meta:character-count="444" meta:non-whitespace-character-count="378"/>
  </office:meta>
</office:document-meta>
</file>